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Text_20_body" style:list-style-name="L9">
      <style:paragraph-properties fo:margin-top="0in" fo:margin-bottom="0in"/>
    </style:style>
    <style:style style:name="P25" style:family="paragraph" style:parent-style-name="Text_20_body" style:list-style-name="L1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governance-protokoll"/>Governance-Protokoll<text:bookmark-end text:name="governance-protokoll"/></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2/governance-protocol" office:name=""><text:span text:style-name="Definition">https://blueprint.ecohubs.community/de/articles/rcos-templates/layer-2/governance-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Layer:</text:span> 2 — Governance &amp; Entscheidungslogik</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2-governance-decision-logic#45-governance-protocol" office:name=""><text:span text:style-name="Definition">§4.5</text:span></text:a>, <text:a xlink:type="simple" xlink:href="https://blueprint.ecohubs.community/de/articles/rcos-core/v0-1/layer-2-governance-decision-logic#46-safeguards-and-failure-modes" office:name=""><text:span text:style-name="Definition">§4.6</text:span></text:a>, <text:a xlink:type="simple" xlink:href="https://blueprint.ecohubs.community/de/articles/rcos-core/v0-1/layer-2-governance-decision-logic#47-artifacts" office:name=""><text:span text:style-name="Definition">§4.7</text:span></text:a></text:p>
        </text:list-item>
      </text:list>
      <text:p text:style-name="P3">Definiert den vollständigen Lebenszyklus einer kollektiven Entscheidung — von der Antragseinreichung bis zur Dokumentation und zum Einspruch.</text:p>
      <text:p text:style-name="Horizontal_20_Line"/>
      <text:h text:style-name="Heading_20_2" text:outline-level="2"><text:bookmark-start text:name="antragseinreichung"/>Antragseinreichung<text:bookmark-end text:name="antragseinreichung"/></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1</text:span></text:span></text:a><text:span text:style-name="T2">, </text:span><text:a xlink:type="simple" xlink:href="https://blueprint.ecohubs.community/de/articles/rcos-core/v0-1/layer-2-governance-decision-logic#45-governance-protocol" office:name=""><text:span text:style-name="Definition"><text:span text:style-name="T2">4.5.2</text:span></text:span></text:a></text:p>
      <text:p text:style-name="P4"><text:span text:style-name="T1">Begründung — Warum formalisieren, wie Anträge ins System gelangen</text:span></text:p>
      <text:p text:style-name="P4">Ein Entscheidungsprozess, der Anträge informell annimmt — eine Nachricht, ein mündlicher Vorschlag, eine Idee der Gründer:innen — hat keine verlässliche Möglichkeit festzustellen, was tatsächlich zur Abstimmung steht. Ein standardisiertes Einreichungsformat, ein festgelegter Ablageort und verbindliche Inhaltsfelder bedeuten, dass jeder Antrag mit denselben Informationen eingeht, für alle sichtbar und von Tag eins an nachvollziehbar.</text:p>
      <text:p text:style-name="P5"><text:span text:style-name="T1">Anleitung — Wie du das ausfüllst</text:span></text:p>
      <text:p text:style-name="P5">Lege fest, wer Anträge stellen darf, wo Anträge eingereicht werden, welche Inhaltsfelder verpflichtend sind und wie der Entscheidungstyp bestimmt und angefochten wird.</text:p>
      <text:list text:style-name="L3">
        <text:list-item>
          <text:p text:style-name="P6"><text:span text:style-name="T2">&lt;Operative Entscheidungen — werden von der zuständigen Rolleninhaber:in gemäß dem Rollenregister bearbeitet; kein Antrag erforderlich.&gt;</text:span></text:p>
        </text:list-item>
        <text:list-item>
          <text:p text:style-name="P6"><text:span text:style-name="T2">&lt;Strategische und Verfassungsentscheidungen — wer einreichen darf und auf welcher Plattform.&gt;</text:span></text:p>
        </text:list-item>
        <text:list-item>
          <text:p text:style-name="P6"><text:span text:style-name="T2">&lt;Pflichtfelder im Antrag: Zusammenfassung, betroffene Layer und Artefakte, Entscheidungstyp, Begründung, Risiken und Gegenmaßnahmen, Rücknahmeplan, vorgeschlagenes Wirksamkeitsdatum.&gt;</text:span></text:p>
        </text:list-item>
        <text:list-item>
          <text:p text:style-name="P6"><text:span text:style-name="T2">&lt;Der Entscheidungstyp wird von der antragstellenden Person angegeben; im Zweifelsfall gilt der höhere Wirkungstyp.&gt;</text:span></text:p>
        </text:list-item>
        <text:list-item>
          <text:p text:style-name="P6"><text:span text:style-name="T2">&lt;Rücknahmeregeln — wann ein Antrag zurückgezogen werden kann und wie.&gt;</text:span></text:p>
        </text:list-item>
      </text:list>
      <text:h text:style-name="Heading_20_2" text:outline-level="2"><text:bookmark-start text:name="prüfung-und-beratung"/>Prüfung und Beratung<text:bookmark-end text:name="prüfung-und-beratung"/></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1</text:span></text:span></text:a><text:span text:style-name="T2">, </text:span><text:a xlink:type="simple" xlink:href="https://blueprint.ecohubs.community/de/articles/rcos-core/v0-1/layer-2-governance-decision-logic#45-governance-protocol" office:name=""><text:span text:style-name="Definition"><text:span text:style-name="T2">4.5.2</text:span></text:span></text:a></text:p>
      <text:p text:style-name="P7"><text:span text:style-name="T1">Begründung — Warum eine Mindestberatungsfrist vorschreiben</text:span></text:p>
      <text:p text:style-name="P7">Überhastete Abstimmungen bevorzugen diejenigen, die ohnehin schon aufmerksam sind, und benachteiligen alle anderen. Eine verpflichtende Beratungsfrist, abgestimmt auf die Tragweite der Entscheidung, gibt den Mitgliedern Zeit zum Lesen, Reagieren und Einbringen von Bedenken, bevor die Abstimmung beginnt — sodass die Abstimmung eine durchdachte Beurteilung widerspiegelt, keine Reaktionsgeschwindigkeit.</text:p>
      <text:p text:style-name="P8"><text:span text:style-name="T1">Anleitung — Wie du das ausfüllst</text:span></text:p>
      <text:p text:style-name="P8">Benenne die Beratungsorte und die Mindestfristen für strategische und Verfassungsentscheidungen, bevor eine Abstimmung eröffnet werden darf.</text:p>
      <text:list text:style-name="L4">
        <text:list-item>
          <text:p text:style-name="P9"><text:span text:style-name="T2">&lt;Wo die Beratung stattfindet (Forum, Chat, Treffen).&gt;</text:span></text:p>
        </text:list-item>
        <text:list-item>
          <text:p text:style-name="P9"><text:span text:style-name="T2">&lt;Mindestberatungsfrist vor Eröffnung einer Abstimmung — strategisch.&gt;</text:span></text:p>
        </text:list-item>
        <text:list-item>
          <text:p text:style-name="P9"><text:span text:style-name="T2">&lt;Mindestberatungsfrist vor Eröffnung einer Abstimmung — Verfassung.&gt;</text:span></text:p>
        </text:list-item>
        <text:list-item>
          <text:p text:style-name="P9"><text:span text:style-name="T2">&lt;Erwartung, dass Mitglieder Bedenken während der Beratung äußern, um erneute Abstimmungen zu vermeiden.&gt;</text:span></text:p>
        </text:list-item>
      </text:list>
      <text:h text:style-name="Heading_20_2" text:outline-level="2"><text:bookmark-start text:name="entscheidungsumsetzung"/>Entscheidungsumsetzung<text:bookmark-end text:name="entscheidungsumsetzung"/></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1</text:span></text:span></text:a><text:span text:style-name="T2">, </text:span><text:a xlink:type="simple" xlink:href="https://blueprint.ecohubs.community/de/articles/rcos-core/v0-1/layer-2-governance-decision-logic#45-governance-protocol" office:name=""><text:span text:style-name="Definition"><text:span text:style-name="T2">4.5.4</text:span></text:span></text:a></text:p>
      <text:p text:style-name="P10"><text:span text:style-name="T1">Begründung — Warum die Umsetzung an die Dokumentation binden</text:span></text:p>
      <text:p text:style-name="P10">Ein angenommener Antrag, der nie im betroffenen Artefakt ankommt, ist eine Entscheidung nur dem Namen nach — die geltenden Regeln sagen immer noch dasselbe wie vorher. Die Umsetzung an eine konkrete Artefakt-Aktualisierung und einen Versionshistorie-Eintrag zu knüpfen, schließt die Lücke zwischen dem, was entschieden wurde, und dem, was tatsächlich gilt.</text:p>
      <text:p text:style-name="P11"><text:span text:style-name="T1">Anleitung — Wie du das ausfüllst</text:span></text:p>
      <text:p text:style-name="P11">Lege fest, was passiert, wenn ein Antrag angenommen wird (Artefakt-Aktualisierungen, Versionshistorie) und wenn er abgelehnt wird (Archivierung). Definiere eine Frist für beides.</text:p>
      <text:list text:style-name="L5">
        <text:list-item>
          <text:p text:style-name="P12"><text:span text:style-name="T2">&lt;Bei Annahme: wie der Antrag abgelegt wird; betroffene Artefakte aktualisiert werden; Eintrag in der Versionshistorie erstellt wird.&gt;</text:span></text:p>
        </text:list-item>
        <text:list-item>
          <text:p text:style-name="P12"/>
        </text:list-item>
        <text:list-item>
          <text:p text:style-name="P12"><text:span text:style-name="T2">&lt;Frist für die Umsetzung nach Abschluss einer Abstimmung.&gt;</text:span></text:p>
        </text:list-item>
      </text:list>
      <text:h text:style-name="Heading_20_2" text:outline-level="2"><text:bookmark-start text:name="dokumentation-und-veröffentlichung"/>Dokumentation und Veröffentlichung<text:bookmark-end text:name="dokumentation-und-veröffentlichung"/></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4</text:span></text:span></text:a></text:p>
      <text:p text:style-name="P13"><text:span text:style-name="T1">Begründung — Warum jedes Ergebnis dokumentieren, einschließlich Ablehnungen</text:span></text:p>
      <text:p text:style-name="P13">Wenn nur die angenommenen Entscheidungen aufbewahrt werden, geht die Begründungsgeschichte verloren — Mitglieder verlieren den Überblick darüber, was bereits geprüft und abgelehnt wurde, und dieselben Debatten werden endlos wieder aufgerollt. Sowohl angenommene als auch abgelehnte Anträge zu archivieren, mit einer Frist und einem überprüfbaren Entscheidungsprotokoll, bewahrt das institutionelle Gedächtnis und macht das Governance-System prüfbar.</text:p>
      <text:p text:style-name="P14"><text:span text:style-name="T1">Anleitung — Wie du das ausfüllst</text:span></text:p>
      <text:p text:style-name="P14">Lege Aufbewahrungsregeln für angenommene und abgelehnte Anträge fest, was als Entscheidungsprotokoll gilt und die Pflicht zur Aktualisierung der Versionshistorie.</text:p>
      <text:list text:style-name="L6">
        <text:list-item>
          <text:p text:style-name="P15"><text:span text:style-name="T2">&lt;Alle angenommenen und abgelehnten Anträge werden innerhalb von X Tagen nach Abstimmungsende abgelegt.&gt;</text:span></text:p>
        </text:list-item>
        <text:list-item>
          <text:p text:style-name="P15"><text:span text:style-name="T2">&lt;Das Abstimmungsartefakt (z. B. Snapshot-Link) dient als Entscheidungsprotokoll.&gt;</text:span></text:p>
        </text:list-item>
        <text:list-item>
          <text:p text:style-name="P15"><text:span text:style-name="T2">&lt;Versionshistorie (Schicht 6) wird bei jedem angenommenen Antrag aktualisiert.&gt;</text:span></text:p>
        </text:list-item>
      </text:list>
      <text:h text:style-name="Heading_20_2" text:outline-level="2"><text:bookmark-start text:name="einspruch-und-überprüfung"/>Einspruch und Überprüfung<text:bookmark-end text:name="einspruch-und-überprüfung"/></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2</text:span></text:span></text:a><text:span text:style-name="T2">, </text:span><text:a xlink:type="simple" xlink:href="https://blueprint.ecohubs.community/de/articles/rcos-core/v0-1/layer-2-governance-decision-logic#46-safeguards-and-failure-modes" office:name=""><text:span text:style-name="Definition"><text:span text:style-name="T2">4.6.2</text:span></text:span></text:a></text:p>
      <text:p text:style-name="P16"><text:span text:style-name="T1">Begründung — Warum erneute Abstimmungen ermöglichen, aber begrenzen</text:span></text:p>
      <text:p text:style-name="P16">Ein Governance-System ohne Einspruchsmöglichkeit zementiert Fehler zu dauerhaften Regeln; eines mit unbegrenzten informellen Einspruchswegen bringt nichts zum Abschluss. Jedem Vollmitglied die Möglichkeit zu geben, eine erneute Abstimmung auszulösen — aber nur mit einem schriftlichen, begründeten Einwand, der etwas noch nicht Behandeltes aufwirft — hält das System selbstkorrigierend, ohne dass jede Entscheidung zu einem Dauerreferendum wird.</text:p>
      <text:p text:style-name="P17"><text:span text:style-name="T1">Anleitung — Wie du das ausfüllst</text:span></text:p>
      <text:p text:style-name="P17">Definiere die Bedingungen für eine erneute Abstimmung, das Format des Einwands und den Schwellenwert/Mechanismus für die erneute Abstimmung selbst.</text:p>
      <text:list text:style-name="L7">
        <text:list-item>
          <text:p text:style-name="P18"><text:span text:style-name="T2">&lt;Wer eine erneute Abstimmung auslösen darf und wie.&gt;</text:span></text:p>
        </text:list-item>
        <text:list-item>
          <text:p text:style-name="P18"><text:span text:style-name="T2">&lt;Anforderung eines begründeten Einwands — ein Aspekt, der in der ursprünglichen Beratung nicht behandelt wurde.&gt;</text:span></text:p>
        </text:list-item>
        <text:list-item>
          <text:p text:style-name="P18"><text:span text:style-name="T2">&lt;Die erneute Abstimmung verwendet denselben Mechanismus und Schwellenwert wie die ursprüngliche.&gt;</text:span></text:p>
        </text:list-item>
        <text:list-item>
          <text:p text:style-name="P18"><text:span text:style-name="T2">&lt;Umgang mit wiederholten nichtigen Anträgen auf erneute Abstimmung.&gt;</text:span></text:p>
        </text:list-item>
      </text:list>
      <text:h text:style-name="Heading_20_2" text:outline-level="2"><text:bookmark-start text:name="konflikte-zwischen-entscheidungen"/>Konflikte zwischen Entscheidungen<text:bookmark-end text:name="konflikte-zwischen-entscheidungen"/></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3</text:span></text:span></text:a></text:p>
      <text:p text:style-name="P19"><text:span text:style-name="T1">Begründung — Warum die Konfliktlösung vorab festlegen</text:span></text:p>
      <text:p text:style-name="P19">Wenn zwei Entscheidungen in unterschiedliche Richtungen weisen, muss jemand bestimmen, welche gilt — und wenn diese Wahl ad hoc getroffen wird, läuft es darauf hinaus, wer die Autorität oder Energie hat, seine Auslegung durchzusetzen. Eine feste Vorrangegel (höherer Typ gewinnt; neuere gewinnt bei gleichem Typ) löst Konflikte mechanisch, ohne eine Ermessensentscheidung.</text:p>
      <text:p text:style-name="P20"><text:span text:style-name="T1">Anleitung — Wie du das ausfüllst</text:span></text:p>
      <text:p text:style-name="P20">Lege die Vorrangregel fest (typischerweise: höherer Entscheidungstyp hat Vorrang; neuere gewinnt bei gleichem Typ, sofern nicht ausdrücklich gesperrt).</text:p>
      <text:list text:style-name="L8">
        <text:list-item>
          <text:p text:style-name="P21"><text:span text:style-name="T2">&lt;Vorrang: Verfassung &gt; Strategisch &gt; Operativ.&gt;</text:span></text:p>
        </text:list-item>
        <text:list-item>
          <text:p text:style-name="P21"><text:span text:style-name="T2">&lt;Konflikte gleichen Typs: neuere hat Vorrang, es sei denn, die ältere hat zukünftige Änderungen ausdrücklich gesperrt.&gt;</text:span></text:p>
        </text:list-item>
        <text:list-item>
          <text:p text:style-name="P21"><text:span text:style-name="T2">&lt;Wo Konflikte aufgedeckt werden und wie sie gelöst werden.&gt;</text:span></text:p>
        </text:list-item>
      </text:list>
      <text:h text:style-name="Heading_20_2" text:outline-level="2"><text:bookmark-start text:name="schutzmaßnahmen-und-fehlermodi"/>Schutzmaßnahmen und Fehlermodi<text:bookmark-end text:name="schutzmaßnahmen-und-fehlermodi"/></text:h>
      <text:p text:style-name="First_20_paragraph"><text:span text:style-name="T2">RCOS-Klauseln: </text:span><text:a xlink:type="simple" xlink:href="https://blueprint.ecohubs.community/de/articles/rcos-core/v0-1/layer-2-governance-decision-logic#46-safeguards-and-failure-modes" office:name=""><text:span text:style-name="Definition"><text:span text:style-name="T2">4.6.1</text:span></text:span></text:a><text:span text:style-name="T2">, </text:span><text:a xlink:type="simple" xlink:href="https://blueprint.ecohubs.community/de/articles/rcos-core/v0-1/layer-2-governance-decision-logic#46-safeguards-and-failure-modes" office:name=""><text:span text:style-name="Definition"><text:span text:style-name="T2">4.6.2</text:span></text:span></text:a><text:span text:style-name="T2">, </text:span><text:a xlink:type="simple" xlink:href="https://blueprint.ecohubs.community/de/articles/rcos-core/v0-1/layer-2-governance-decision-logic#46-safeguards-and-failure-modes" office:name=""><text:span text:style-name="Definition"><text:span text:style-name="T2">4.6.3</text:span></text:span></text:a></text:p>
      <text:p text:style-name="P22"><text:span text:style-name="T1">Begründung — Warum Governance-Versagen von Anfang an einplanen</text:span></text:p>
      <text:p text:style-name="P22">Jedes Governance-System versagt irgendwo — vereinnahmt von einer Untergruppe, blockiert durch informelle Vetos, verwässert von einer Rolleninhaber:in, die ihren Zuständigkeitsbereich still und leise ausgeweitet hat. Die spezifischen Fehlermodi im Voraus zu benennen, Anfechtungswege einzubauen, die nicht mit Vergeltung beantwortet werden können, und eine formale Überprüfung zu verlangen, wenn sich Fehler häufen — das ist es, was verhindert, dass Governance sich langsam aushöhlt, während niemand hinschaut.</text:p>
      <text:p text:style-name="P23"><text:span text:style-name="T1">Anleitung — Wie du das ausfüllst</text:span></text:p>
      <text:p text:style-name="P23">Benenne für jeden Fehlermodus die entsprechende Schutzmaßnahme. Füge einen Auslöser hinzu, der eine Verfassungsüberprüfung erzwingt, wenn sich Fehler häufen.</text:p>
      <text:list text:style-name="L9">
        <text:list-item>
          <text:p text:style-name="P24"><text:span text:style-name="T1">Machtkonzentration:</text:span> <text:span text:style-name="T2">&lt;wie das Protokoll einseitige Autorität über den operativen Rahmen hinaus verhindert.&gt;</text:span></text:p>
        </text:list-item>
        <text:list-item>
          <text:p text:style-name="P24"><text:span text:style-name="T1">Informelle Vetos:</text:span> <text:span text:style-name="T2">&lt;Regel, dass nur schriftliche, begründete Einwände, die über den definierten Prozess eingereicht werden, Gewicht haben.&gt;</text:span></text:p>
        </text:list-item>
        <text:list-item>
          <text:p text:style-name="P24"><text:span text:style-name="T1">Entscheidungsvereinnahmung:</text:span> <text:span text:style-name="T2">&lt;Regel zu Beschlussfähigkeit und Offenheit der Abstimmung.&gt;</text:span></text:p>
        </text:list-item>
        <text:list-item>
          <text:p text:style-name="P24"><text:span text:style-name="T1">Gründer-/Rollenverfestigung:</text:span> <text:span text:style-name="T2">&lt;Regel, dass keine Rolle dauerhafte Autorität verleiht; Gründer:innen haben keine besondere Governance-Autorität über ihren Mitgliedschaftsstatus hinaus.&gt;</text:span></text:p>
        </text:list-item>
        <text:list-item>
          <text:p text:style-name="P24"><text:span text:style-name="T1">Anfechtung ohne Vergeltung:</text:span> <text:span text:style-name="T2">&lt;Verweis auf die Anti-Vergeltungsbestimmungen in Schicht 4.&gt;</text:span></text:p>
        </text:list-item>
        <text:list-item>
          <text:p text:style-name="P24"><text:span text:style-name="T1">Auslöser bei anhaltendem Versagen:</text:span> <text:span text:style-name="T2">&lt;z. B. drei oder mehr Governance-Fehler innerhalb von X Monaten lösen eine Verfassungsüberprüfung aus.&gt;</text:span></text:p>
        </text:list-item>
      </text:list>
      <text:p text:style-name="Horizontal_20_Line"/>
      <text:h text:style-name="Heading_20_2" text:outline-level="2"><text:bookmark-start text:name="ratifizierungsprotokoll"/>Ratifizierungsprotokoll<text:bookmark-end text:name="ratifizierungsprotokoll"/></text:h>
      <text:list text:style-name="L10">
        <text:list-item>
          <text:p text:style-name="P25"><text:span text:style-name="T1">Angenommen:</text:span> </text:p>
        </text:list-item>
        <text:list-item>
          <text:p text:style-name="P25"><text:span text:style-name="T1">Entscheidungstyp:</text:span> Verfassung</text:p>
        </text:list-item>
        <text:list-item>
          <text:p text:style-name="P25"><text:span text:style-name="T1">Version:</text:span> </text:p>
        </text:list-item>
        <text:list-item>
          <text:p text:style-name="P25"><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1Z</meta:creation-date>
    <dc:date>2026-04-29T01:58:21Z</dc:date>
    <meta:user-defined meta:name="title-meta" meta:value-type="string">Governance-Protokoll</meta:user-defined>
  </office:meta>
</office:document-meta>
</file>